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office:value-type="string" calcext:value-type="string">
            <text:p>癒し自然映像</text:p>
          </table:table-cell>
          <table:table-cell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Blueimpulseshort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Forest - 9796.m4v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Short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River - 14205.mp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Sky.m4v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Waterfall - 24515.mp4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 table:number-rows-repeated="506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00/00/00</text:date>, <text:time style:data-style-name="N2" text:time-value="21:35:12.048284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7T21:35:29.844704691</dc:date>
    <meta:editing-duration>PT2H24M7S</meta:editing-duration>
    <meta:editing-cycles>78</meta:editing-cycles>
    <meta:generator>LibreOffice/6.1.5.2$Linux_ARM_EABI LibreOffice_project/10$Build-2</meta:generator>
    <meta:document-statistic meta:table-count="1" meta:cell-count="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